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"/>
  </office:automatic-styles>
  <office:body>
    <office:spreadsheet>
      <table:calculation-settings table:automatic-find-labels="false"/>
      <table:table table:name="wordlist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2" table:default-cell-style-name="ce2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Order wordlist by complexity (length, then number of elements, then stable pseudo-random)</text:p>
          </table:table-cell>
          <table:table-cell table:number-columns-repeated="10"/>
          <table:table-cell table:style-name="Default"/>
          <table:table-cell table:number-columns-repeated="15"/>
        </table:table-row>
        <table:table-row table:style-name="ro1">
          <table:table-cell table:number-columns-repeated="11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Paste wordlist at 22</text:p>
          </table:table-cell>
          <table:table-cell table:number-columns-repeated="10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Copy down b22 .. w22</text:p>
          </table:table-cell>
          <table:table-cell table:number-columns-repeated="10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Sort (asc) by cols l,w,d,c,b</text:p>
          </table:table-cell>
          <table:table-cell table:number-columns-repeated="10"/>
          <table:table-cell table:style-name="Default"/>
          <table:table-cell table:number-columns-repeated="15"/>
        </table:table-row>
        <table:table-row table:style-name="ro1" table:number-rows-repeated="2">
          <table:table-cell table:number-columns-repeated="11"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N-th char</text:p>
          </table:table-cell>
          <table:table-cell table:number-columns-repeated="9"/>
          <table:table-cell table:style-name="Default"/>
          <table:table-cell office:value-type="string" calcext:value-type="string">
            <text:p>N-th weigh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+[.B9]" office:value-type="float" office:value="2" calcext:value-type="float">
            <text:p>2</text:p>
          </table:table-cell>
          <table:table-cell table:formula="of:=1+[.C9]" office:value-type="float" office:value="3" calcext:value-type="float">
            <text:p>3</text:p>
          </table:table-cell>
          <table:table-cell table:formula="of:=1+[.D9]" office:value-type="float" office:value="4" calcext:value-type="float">
            <text:p>4</text:p>
          </table:table-cell>
          <table:table-cell table:formula="of:=1+[.E9]" office:value-type="float" office:value="5" calcext:value-type="float">
            <text:p>5</text:p>
          </table:table-cell>
          <table:table-cell table:formula="of:=1+[.F9]" office:value-type="float" office:value="6" calcext:value-type="float">
            <text:p>6</text:p>
          </table:table-cell>
          <table:table-cell table:formula="of:=1+[.G9]" office:value-type="float" office:value="7" calcext:value-type="float">
            <text:p>7</text:p>
          </table:table-cell>
          <table:table-cell table:formula="of:=1+[.H9]" office:value-type="float" office:value="8" calcext:value-type="float">
            <text:p>8</text:p>
          </table:table-cell>
          <table:table-cell table:formula="of:=1+[.I9]" office:value-type="float" office:value="9" calcext:value-type="float">
            <text:p>9</text:p>
          </table:table-cell>
          <table:table-cell table:formula="of:=1+[.J9]" office:value-type="float" office:value="10" calcext:value-type="float">
            <text:p>10</text:p>
          </table:table-cell>
          <table:table-cell table:style-name="Default" office:value-type="string" calcext:value-type="string">
            <text:p>Length</text:p>
          </table:table-cell>
          <table:table-cell table:formula="of:=[.B9]" office:value-type="float" office:value="1" calcext:value-type="float">
            <text:p>1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3" calcext:value-type="float">
            <text:p>3</text:p>
          </table:table-cell>
          <table:table-cell table:formula="of:=[.E9]" office:value-type="float" office:value="4" calcext:value-type="float">
            <text:p>4</text:p>
          </table:table-cell>
          <table:table-cell table:formula="of:=[.F9]" office:value-type="float" office:value="5" calcext:value-type="float">
            <text:p>5</text:p>
          </table:table-cell>
          <table:table-cell table:formula="of:=[.G9]" office:value-type="float" office:value="6" calcext:value-type="float">
            <text:p>6</text:p>
          </table:table-cell>
          <table:table-cell table:formula="of:=[.H9]" office:value-type="float" office:value="7" calcext:value-type="float">
            <text:p>7</text:p>
          </table:table-cell>
          <table:table-cell table:formula="of:=[.I9]" office:value-type="float" office:value="8" calcext:value-type="float">
            <text:p>8</text:p>
          </table:table-cell>
          <table:table-cell table:formula="of:=[.J9]" office:value-type="float" office:value="9" calcext:value-type="float">
            <text:p>9</text:p>
          </table:table-cell>
          <table:table-cell table:formula="of:=[.K9]" office:value-type="float" office:value="10" calcext:value-type="float">
            <text:p>10</text:p>
          </table:table-cell>
          <table:table-cell office:value-type="string" calcext:value-type="string">
            <text:p>Elements</text:p>
          </table:table-cell>
          <table:table-cell/>
          <table:table-cell office:value-type="string" calcext:value-type="string">
            <text:p>ascii num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wiegh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MID([.$A10];[.B$9];1)" office:value-type="string" office:string-value="a" calcext:value-type="string">
            <text:p>a</text:p>
          </table:table-cell>
          <table:table-cell table:formula="of:=MID([.$A10];[.C$9];1)">
            <text:p/>
          </table:table-cell>
          <table:table-cell table:formula="of:=MID([.$A10];[.D$9];1)">
            <text:p/>
          </table:table-cell>
          <table:table-cell table:formula="of:=MID([.$A10];[.E$9];1)">
            <text:p/>
          </table:table-cell>
          <table:table-cell table:formula="of:=MID([.$A10];[.F$9];1)">
            <text:p/>
          </table:table-cell>
          <table:table-cell table:formula="of:=MID([.$A10];[.G$9];1)">
            <text:p/>
          </table:table-cell>
          <table:table-cell table:formula="of:=MID([.$A10];[.H$9];1)">
            <text:p/>
          </table:table-cell>
          <table:table-cell table:formula="of:=MID([.$A10];[.I$9];1)">
            <text:p/>
          </table:table-cell>
          <table:table-cell table:formula="of:=MID([.$A10];[.J$9];1)">
            <text:p/>
          </table:table-cell>
          <table:table-cell table:formula="of:=MID([.$A10];[.K$9];1)">
            <text:p/>
          </table:table-cell>
          <table:table-cell table:formula="of:=LEN([.A10])" office:value-type="float" office:value="1" calcext:value-type="float">
            <text:p>1</text:p>
          </table:table-cell>
          <table:table-cell table:formula="of:=IF ([.B10] &lt;&gt;&quot;&quot;; VLOOKUP([.B10];[.$Z$10:.$AA$35];2); 0)" office:value-type="float" office:value="2" calcext:value-type="float">
            <text:p>2</text:p>
          </table:table-cell>
          <table:table-cell table:formula="of:=IF ([.C10] &lt;&gt;&quot;&quot;; VLOOKUP([.C10];[.$Z$10:.$AA$35];2); 0)" office:value-type="float" office:value="0" calcext:value-type="float">
            <text:p>0</text:p>
          </table:table-cell>
          <table:table-cell table:formula="of:=IF ([.D10] &lt;&gt;&quot;&quot;; VLOOKUP([.D10];[.$Z$10:.$AA$35];2); 0)" office:value-type="float" office:value="0" calcext:value-type="float">
            <text:p>0</text:p>
          </table:table-cell>
          <table:table-cell table:formula="of:=IF ([.E10] &lt;&gt;&quot;&quot;; VLOOKUP([.E10];[.$Z$10:.$AA$35];2); 0)" office:value-type="float" office:value="0" calcext:value-type="float">
            <text:p>0</text:p>
          </table:table-cell>
          <table:table-cell table:formula="of:=IF ([.F10] &lt;&gt;&quot;&quot;; VLOOKUP([.F10];[.$Z$10:.$AA$35];2); 0)" office:value-type="float" office:value="0" calcext:value-type="float">
            <text:p>0</text:p>
          </table:table-cell>
          <table:table-cell table:formula="of:=IF ([.G10] &lt;&gt;&quot;&quot;; VLOOKUP([.G10];[.$Z$10:.$AA$35];2); 0)" office:value-type="float" office:value="0" calcext:value-type="float">
            <text:p>0</text:p>
          </table:table-cell>
          <table:table-cell table:formula="of:=IF ([.H10] &lt;&gt;&quot;&quot;; VLOOKUP([.H10];[.$Z$10:.$AA$35];2); 0)" office:value-type="float" office:value="0" calcext:value-type="float">
            <text:p>0</text:p>
          </table:table-cell>
          <table:table-cell table:formula="of:=IF ([.I10] &lt;&gt;&quot;&quot;; VLOOKUP([.I10];[.$Z$10:.$AA$35];2); 0)" office:value-type="float" office:value="0" calcext:value-type="float">
            <text:p>0</text:p>
          </table:table-cell>
          <table:table-cell table:formula="of:=IF ([.J10] &lt;&gt;&quot;&quot;; VLOOKUP([.J10];[.$Z$10:.$AA$35];2); 0)" office:value-type="float" office:value="0" calcext:value-type="float">
            <text:p>0</text:p>
          </table:table-cell>
          <table:table-cell table:formula="of:=IF ([.K10] &lt;&gt;&quot;&quot;; VLOOKUP([.K10];[.$Z$10:.$AA$35];2); 0)" office:value-type="float" office:value="0" calcext:value-type="float">
            <text:p>0</text:p>
          </table:table-cell>
          <table:table-cell table:formula="of:=SUM([.M10:.V10])" office:value-type="float" office:value="2" calcext:value-type="float">
            <text:p>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CHAR([.Y10]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4"/>
          <table:table-cell table:formula="of:=1+[.Y10]" office:value-type="float" office:value="98" calcext:value-type="float">
            <text:p>98</text:p>
          </table:table-cell>
          <table:table-cell table:formula="of:=CHAR([.Y11])" office:value-type="string" office:string-value="b" calcext:value-type="string">
            <text:p>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4"/>
          <table:table-cell table:formula="of:=1+[.Y11]" office:value-type="float" office:value="99" calcext:value-type="float">
            <text:p>99</text:p>
          </table:table-cell>
          <table:table-cell table:formula="of:=CHAR([.Y12]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4"/>
          <table:table-cell table:formula="of:=1+[.Y12]" office:value-type="float" office:value="100" calcext:value-type="float">
            <text:p>100</text:p>
          </table:table-cell>
          <table:table-cell table:formula="of:=CHAR([.Y13])" office:value-type="string" office:string-value="d" calcext:value-type="string">
            <text:p>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4"/>
          <table:table-cell table:formula="of:=1+[.Y13]" office:value-type="float" office:value="101" calcext:value-type="float">
            <text:p>101</text:p>
          </table:table-cell>
          <table:table-cell table:formula="of:=CHAR([.Y14])" office:value-type="string" office:string-value="e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  <table:table-cell table:formula="of:=1+[.Y14]" office:value-type="float" office:value="102" calcext:value-type="float">
            <text:p>102</text:p>
          </table:table-cell>
          <table:table-cell table:formula="of:=CHAR([.Y15])" office:value-type="string" office:string-value="f" calcext:value-type="string">
            <text:p>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4"/>
          <table:table-cell table:formula="of:=1+[.Y15]" office:value-type="float" office:value="103" calcext:value-type="float">
            <text:p>103</text:p>
          </table:table-cell>
          <table:table-cell table:formula="of:=CHAR([.Y16])" office:value-type="string" office:string-value="g" calcext:value-type="string">
            <text:p>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4"/>
          <table:table-cell table:formula="of:=1+[.Y16]" office:value-type="float" office:value="104" calcext:value-type="float">
            <text:p>104</text:p>
          </table:table-cell>
          <table:table-cell table:formula="of:=CHAR([.Y17])" office:value-type="string" office:string-value="h" calcext:value-type="string">
            <text:p>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4"/>
          <table:table-cell table:formula="of:=1+[.Y17]" office:value-type="float" office:value="105" calcext:value-type="float">
            <text:p>105</text:p>
          </table:table-cell>
          <table:table-cell table:formula="of:=CHAR([.Y18])" office:value-type="string" office:string-value="i" calcext:value-type="string">
            <text:p>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4"/>
          <table:table-cell table:formula="of:=1+[.Y18]" office:value-type="float" office:value="106" calcext:value-type="float">
            <text:p>106</text:p>
          </table:table-cell>
          <table:table-cell table:formula="of:=CHAR([.Y19])" office:value-type="string" office:string-value="j" calcext:value-type="string">
            <text:p>j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4"/>
          <table:table-cell table:formula="of:=1+[.Y19]" office:value-type="float" office:value="107" calcext:value-type="float">
            <text:p>107</text:p>
          </table:table-cell>
          <table:table-cell table:formula="of:=CHAR([.Y20])" office:value-type="string" office:string-value="k" calcext:value-type="string">
            <text:p>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4"/>
          <table:table-cell table:formula="of:=1+[.Y20]" office:value-type="float" office:value="108" calcext:value-type="float">
            <text:p>108</text:p>
          </table:table-cell>
          <table:table-cell table:formula="of:=CHAR([.Y21])" office:value-type="string" office:string-value="l" calcext:value-type="string">
            <text:p>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4"/>
          <table:table-cell table:formula="of:=1+[.Y21]" office:value-type="float" office:value="109" calcext:value-type="float">
            <text:p>109</text:p>
          </table:table-cell>
          <table:table-cell table:formula="of:=CHAR([.Y22])" office:value-type="string" office:string-value="m" calcext:value-type="string">
            <text:p>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4"/>
          <table:table-cell table:formula="of:=1+[.Y22]" office:value-type="float" office:value="110" calcext:value-type="float">
            <text:p>110</text:p>
          </table:table-cell>
          <table:table-cell table:formula="of:=CHAR([.Y23])" office:value-type="string" office:string-value="n" calcext:value-type="string">
            <text:p>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4"/>
          <table:table-cell table:formula="of:=1+[.Y23]" office:value-type="float" office:value="111" calcext:value-type="float">
            <text:p>111</text:p>
          </table:table-cell>
          <table:table-cell table:formula="of:=CHAR([.Y24])" office:value-type="string" office:string-value="o" calcext:value-type="string">
            <text:p>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4"/>
          <table:table-cell table:formula="of:=1+[.Y24]" office:value-type="float" office:value="112" calcext:value-type="float">
            <text:p>112</text:p>
          </table:table-cell>
          <table:table-cell table:formula="of:=CHAR([.Y25])" office:value-type="string" office:string-value="p" calcext:value-type="string">
            <text:p>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4"/>
          <table:table-cell table:formula="of:=1+[.Y25]" office:value-type="float" office:value="113" calcext:value-type="float">
            <text:p>113</text:p>
          </table:table-cell>
          <table:table-cell table:formula="of:=CHAR([.Y26])" office:value-type="string" office:string-value="q" calcext:value-type="string">
            <text:p>q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4"/>
          <table:table-cell table:formula="of:=1+[.Y26]" office:value-type="float" office:value="114" calcext:value-type="float">
            <text:p>114</text:p>
          </table:table-cell>
          <table:table-cell table:formula="of:=CHAR([.Y27])" office:value-type="string" office:string-value="r" calcext:value-type="string">
            <text:p>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4"/>
          <table:table-cell table:formula="of:=1+[.Y27]" office:value-type="float" office:value="115" calcext:value-type="float">
            <text:p>115</text:p>
          </table:table-cell>
          <table:table-cell table:formula="of:=CHAR([.Y28])" office:value-type="string" office:string-value="s" calcext:value-type="string">
            <text:p>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4"/>
          <table:table-cell table:formula="of:=1+[.Y28]" office:value-type="float" office:value="116" calcext:value-type="float">
            <text:p>116</text:p>
          </table:table-cell>
          <table:table-cell table:formula="of:=CHAR([.Y29])" office:value-type="string" office:string-value="t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  <table:table-cell table:formula="of:=1+[.Y29]" office:value-type="float" office:value="117" calcext:value-type="float">
            <text:p>117</text:p>
          </table:table-cell>
          <table:table-cell table:formula="of:=CHAR([.Y30])" office:value-type="string" office:string-value="u" calcext:value-type="string">
            <text:p>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4"/>
          <table:table-cell table:formula="of:=1+[.Y30]" office:value-type="float" office:value="118" calcext:value-type="float">
            <text:p>118</text:p>
          </table:table-cell>
          <table:table-cell table:formula="of:=CHAR([.Y31])" office:value-type="string" office:string-value="v" calcext:value-type="string">
            <text:p>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4"/>
          <table:table-cell table:formula="of:=1+[.Y31]" office:value-type="float" office:value="119" calcext:value-type="float">
            <text:p>119</text:p>
          </table:table-cell>
          <table:table-cell table:formula="of:=CHAR([.Y32])" office:value-type="string" office:string-value="w" calcext:value-type="string">
            <text:p>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4"/>
          <table:table-cell table:formula="of:=1+[.Y32]" office:value-type="float" office:value="120" calcext:value-type="float">
            <text:p>120</text:p>
          </table:table-cell>
          <table:table-cell table:formula="of:=CHAR([.Y33])" office:value-type="string" office:string-value="x" calcext:value-type="string">
            <text:p>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4"/>
          <table:table-cell table:formula="of:=1+[.Y33]" office:value-type="float" office:value="121" calcext:value-type="float">
            <text:p>121</text:p>
          </table:table-cell>
          <table:table-cell table:formula="of:=CHAR([.Y34])" office:value-type="string" office:string-value="y" calcext:value-type="string">
            <text:p>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4"/>
          <table:table-cell table:formula="of:=1+[.Y34]" office:value-type="float" office:value="122" calcext:value-type="float">
            <text:p>122</text:p>
          </table:table-cell>
          <table:table-cell table:formula="of:=CHAR([.Y35])" office:value-type="string" office:string-value="z" calcext:value-type="string">
            <text:p>z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320">
          <table:table-cell table:number-columns-repeated="27"/>
        </table:table-row>
        <table:table-row table:style-name="ro1">
          <table:table-cell table:style-name="ce1"/>
          <table:table-cell table:number-columns-repeated="26"/>
        </table:table-row>
        <table:table-row table:style-name="ro1" table:number-rows-repeated="906">
          <table:table-cell table:number-columns-repeated="27"/>
        </table:table-row>
        <table:table-row table:style-name="ro1">
          <table:table-cell table:style-name="ce1"/>
          <table:table-cell table:number-columns-repeated="26"/>
        </table:table-row>
        <table:table-row table:style-name="ro1" table:number-rows-repeated="3092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  <table:database-ranges>
        <table:database-range table:name="__Anonymous_Sheet_DB__0" table:target-range-address="wordlist.A10:wordlist.W4356" table:contains-header="false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3">00/00/0000</text:date>, <text:time style:data-style-name="N2" text:time-value="21:09:15.026274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3T21:09:54.956795017</dc:date>
    <meta:editing-duration>PT3M12S</meta:editing-duration>
    <meta:editing-cycles>2</meta:editing-cycles>
    <meta:generator>LibreOffice/5.1.6.2$Linux_X86_64 LibreOffice_project/10m0$Build-2</meta:generator>
    <meta:document-statistic meta:table-count="1" meta:cell-count="132" meta:object-count="0"/>
  </office:meta>
</office:document-meta>
</file>